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19_1468781799"/><text:bookmark-start text:name="__DdeLink__16_1468781799"/>j<text:bookmark-start text:name="__DdeLink__8_1468781799"/>ava -Djava.security.policy=rmipolicy.txt clientRMI 192.168.100.84 <text:bookmark-end text:name="__DdeLink__8_1468781799"/>3500<text:bookmark-end text:name="__DdeLink__19_1468781799"/><text:bookmark-end text:name="__DdeLink__16_1468781799"/></text:p>
      <text:p text:style-name="Standard"/>
      <text:p text:style-name="Standard">grant {</text:p>
      <text:p text:style-name="Standard"><text:s text:c="8"/>permission java.net.SocketPermission "192.168.100.84:12000", "accept,connect";</text:p>
      <text:p text:style-name="Standard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son </meta:initial-creator>
    <meta:creation-date>2013-11-15T14:15:07</meta:creation-date>
    <dc:date>2013-11-15T21:06:26</dc:date>
    <dc:creator>Robinson </dc:creator>
    <meta:editing-duration>PT19M48S</meta:editing-duration>
    <meta:editing-cycles>1</meta:editing-cycles>
    <meta:document-statistic meta:table-count="0" meta:image-count="0" meta:object-count="0" meta:page-count="1" meta:paragraph-count="4" meta:word-count="12" meta:character-count="168" meta:non-whitespace-character-count="150"/>
    <meta:generator>LibreOffice/3.5$Linux_x86 LibreOffice_project/350m1$Build-2</meta:generator>
  </office:meta>
</office:document-meta>
</file>